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8" style:family="table">
      <style:table-properties style:width="16.999cm" table:align="margins"/>
    </style:style>
    <style:style style:name="Table8.A" style:family="table-column">
      <style:table-column-properties style:column-width="3.177cm" style:rel-column-width="12248*"/>
    </style:style>
    <style:style style:name="Table8.B" style:family="table-column">
      <style:table-column-properties style:column-width="13.822cm" style:rel-column-width="5328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Heading_20_1">
      <style:paragraph-properties fo:text-align="center" style:justify-single-word="false"/>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paragraph-properties fo:text-align="start" style:justify-single-word="false"/>
    </style:style>
    <style:style style:name="P11" style:family="paragraph" style:parent-style-name="Text_20_body" style:list-style-name="L6">
      <style:paragraph-properties fo:text-align="start" style:justify-single-word="false"/>
    </style:style>
    <style:style style:name="P12" style:family="paragraph" style:parent-style-name="Text_20_body" style:list-style-name="L7"/>
    <style:style style:name="P13" style:family="paragraph" style:parent-style-name="Text_20_body" style:list-style-name="L7">
      <style:paragraph-properties fo:text-align="start" style:justify-single-word="false"/>
    </style:style>
    <style:style style:name="P14" style:family="paragraph" style:parent-style-name="Text_20_body" style:list-style-name="L8"/>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list-style-name="L9"/>
    <style:style style:name="P18" style:family="paragraph" style:parent-style-name="Text_20_body" style:list-style-name="L9">
      <style:paragraph-properties fo:text-align="start" style:justify-single-word="false"/>
    </style:style>
    <style:style style:name="P19" style:family="paragraph" style:parent-style-name="Text_20_body" style:master-page-name="">
      <style:paragraph-properties fo:keep-with-next="always"/>
    </style:style>
    <style:style style:name="P20" style:family="paragraph" style:parent-style-name="Table_20_Contents" style:list-style-name="L10">
      <style:paragraph-properties fo:margin-top="0cm" fo:margin-bottom="0cm"/>
    </style:style>
    <style:style style:name="P21" style:family="paragraph" style:parent-style-name="Table_20_Contents" style:list-style-name="L10"/>
    <style:style style:name="P22" style:family="paragraph" style:parent-style-name="Table_20_Contents" style:list-style-name="L11">
      <style:paragraph-properties fo:margin-top="0cm" fo:margin-bottom="0cm"/>
    </style:style>
    <style:style style:name="P23" style:family="paragraph" style:parent-style-name="Table_20_Contents"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5">
      <style:paragraph-properties fo:margin-top="0cm" fo:margin-bottom="0cm"/>
    </style:style>
    <style:style style:name="P29" style:family="paragraph" style:parent-style-name="Preformatted_20_Text">
      <style:paragraph-properties fo:margin-top="0cm" fo:margin-bottom="0.499cm"/>
    </style:style>
    <style:style style:name="P30" style:family="paragraph" style:parent-style-name="Heading_20_4" style:master-page-name=""/>
    <style:style style:name="P31" style:family="paragraph" style:parent-style-name="Table_20_Contents" style:list-style-name="L16"/>
    <style:style style:name="P32" style:family="paragraph" style:parent-style-name="Table_20_Contents" style:list-style-name="L17"/>
    <style:style style:name="P33" style:family="paragraph" style:parent-style-name="Table_20_Contents" style:list-style-name="L18"/>
    <style:style style:name="P34" style:family="paragraph" style:parent-style-name="Text_20_body" style:list-style-name="L19"/>
    <style:style style:name="T1" style:family="text" style:parent-style-name="Strong_20_Emphasis">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2" svg:width="1.809cm" svg:height="1.809cm" svg:viewBox="0 0 1810 1810"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1.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
          <text:p text:style-name="P4"><text:a xlink:type="simple" xlink:href="#0.0.General Notes|outline">General Notes</text:a></text:p>
          <text:p text:style-name="P5"><text:a xlink:type="simple" xlink:href="#0.0.0.Supported Firebird versions|outline">Supported Firebird versions</text:a></text:p>
          <text:p text:style-name="P5"><text:a xlink:type="simple" xlink:href="#0.0.0.Specification support|outline">Specification support</text:a></text:p>
          <text:p text:style-name="P4"><text:a xlink:type="simple" xlink:href="#0.0.What's new in Jaybird 2.1|outline">What's new in Jaybird 2.1</text:a></text:p>
          <text:p text:style-name="P5"><text:a xlink:type="simple" xlink:href="#0.0.0.Events|outline">Events</text:a></text:p>
          <text:p text:style-name="P5"><text:a xlink:type="simple" xlink:href="#0.0.0.Support for multiple JNI libraries|outline">Support for multiple JNI libraries</text:a></text:p>
          <text:p text:style-name="P5"><text:a xlink:type="simple" xlink:href="#0.0.0.Default holdable result sets|outline">Default holdable result sets</text:a></text:p>
          <text:p text:style-name="P5"><text:a xlink:type="simple" xlink:href="#0.0.0.Other features|outline">Other features</text:a></text:p>
          <text:p text:style-name="P4"><text:a xlink:type="simple" xlink:href="#0.0.What's new in Jaybird 2.0|outline">What's new in Jaybird 2.0</text:a></text:p>
          <text:p text:style-name="P5"><text:a xlink:type="simple" xlink:href="#0.0.0.Refactorings|outline">Refactorings</text:a></text:p>
          <text:p text:style-name="P5"><text:a xlink:type="simple" xlink:href="#0.0.0.Updatable result sets|outline">Updatable result sets</text:a></text:p>
          <text:p text:style-name="P5"><text:a xlink:type="simple" xlink:href="#0.0.0.Firebird management interfaces|outline">Firebird management interfaces</text:a></text:p>
          <text:p text:style-name="P5"><text:a xlink:type="simple" xlink:href="#0.0.0.Incompatible changes since Jaybird 2.0|outline">Incompatible changes since Jaybird 2.0</text:a></text:p>
          <text:p text:style-name="P5"><text:a xlink:type="simple" xlink:href="#0.0.0.Jaybird JDBC extensions|outline">Jaybird JDBC extensions</text:a></text:p>
          <text:p text:style-name="P5"><text:a xlink:type="simple" xlink:href="#0.0.0.JDBC 3.0 compatibility|outline">JDBC 3.0 compatibility</text:a></text:p>
          <text:p text:style-name="P4"><text:a xlink:type="simple" xlink:href="#0.0.Distribution package|outline">Distribution package</text:a></text:p>
          <text:p text:style-name="P5"><text:a xlink:type="simple" xlink:href="#0.0.0.License|outline">License</text:a></text:p>
          <text:p text:style-name="P5"><text:a xlink:type="simple" xlink:href="#0.0.0.Source Code|outline">Source Code</text:a></text:p>
          <text:p text:style-name="P4"><text:a xlink:type="simple" xlink:href="#0.0.JDBC URL Format|outline">JDBC URL Format</text:a></text:p>
          <text:p text:style-name="P5"><text:a xlink:type="simple" xlink:href="#0.0.0.Pure Java|outline">Pure Java</text:a></text:p>
          <text:p text:style-name="P5"><text:a xlink:type="simple" xlink:href="#0.0.0.Using Firebird client library|outline">Using Firebird client library</text:a></text:p>
          <text:p text:style-name="P5"><text:a xlink:type="simple" xlink:href="#0.0.0.Embedded Server|outline">Embedded Server</text:a></text:p>
          <text:p text:style-name="P4"><text:a xlink:type="simple" xlink:href="#0.0.JDBC connection properties|outline">JDBC connection properties</text:a></text:p>
          <text:p text:style-name="P4"><text:a xlink:type="simple" xlink:href="#0.0.Using Type 2 and Embedded Server driver|outline">Using Type 2 and Embedded Server driver</text:a></text:p>
          <text:p text:style-name="P5"><text:a xlink:type="simple" xlink:href="#0.0.0.Configuring Type 2 JDBC driver|outline">Configuring Type 2 JDBC driver</text:a></text:p>
          <text:p text:style-name="P5"><text:a xlink:type="simple" xlink:href="#0.0.0.Configuring Embedded Server JDBC driver|outline">Configuring Embedded Server JDBC driver</text:a></text:p>
          <text:p text:style-name="P4"><text:a xlink:type="simple" xlink:href="#0.0.JDBC 3.0 Compatibility|outline">JDBC 3.0 Compatibility</text:a></text:p>
          <text:p text:style-name="P5"><text:a xlink:type="simple" xlink:href="#0.0.0.JDBC 3.0 deviations and unimplemented features|outline">JDBC 3.0 deviations and unimplemented features</text:a></text:p>
          <text:p text:style-name="P4"><text:a xlink:type="simple" xlink:href="#0.0.Jaybird Specifics|outline">Jaybird Specifics</text:a></text:p>
          <text:p text:style-name="P5"><text:a xlink:type="simple" xlink:href="#0.0.0.Result sets|outline">Result sets</text:a></text:p>
          <text:p text:style-name="P5"><text:a xlink:type="simple" xlink:href="#0.0.0.Using java.sql.ParameterMetaData with Callable Statements|outline">Using java.sql.ParameterMetaData with Callable Statements</text:a></text:p>
          <text:p text:style-name="P5"><text:a xlink:type="simple" xlink:href="#0.0.0.Using ResultSet.getCharacterStream with BLOB fields|outline">Using ResultSet.getCharacterStream with BLOB fields</text:a></text:p>
          <text:p text:style-name="P5"><text:a xlink:type="simple" xlink:href="#0.0.0.Heuristic transaction completion support|outline">Heuristic transaction completion support</text:a></text:p>
          <text:p text:style-name="P4"><text:a xlink:type="simple" xlink:href="#0.0.Connection pooling with Jaybird 2.0|outline">Connection pooling with Jaybird 2.0</text:a></text:p>
          <text:p text:style-name="P5"><text:a xlink:type="simple" xlink:href="#0.0.0.Usage scenario|outline">Usage scenario</text:a></text:p>
          <text:p text:style-name="P5"><text:a xlink:type="simple" xlink:href="#0.0.0.Connection Pool Classes|outline">Connection Pool Classes</text:a></text:p>
          <text:p text:style-name="P5"><text:a xlink:type="simple" xlink:href="#0.0.0.org.firebirdsql.pool.FBConnectionPoolDataSource|outline">org.firebirdsql.pool.FBConnectionPoolDataSource</text:a></text:p>
          <text:p text:style-name="P5"><text:a xlink:type="simple" xlink:href="#0.0.0.org.firebirdsql.pool.FBWrappingDataSource|outline">org.firebirdsql.pool.FBWrappingDataSource</text:a></text:p>
          <text:p text:style-name="P5"><text:a xlink:type="simple" xlink:href="#0.0.0.Runtime object allocation and deallocation hints|outline">Runtime object allocation and deallocation hints</text:a></text:p>
          <text:p text:style-name="P4"><text:a xlink:type="simple" xlink:href="#0.0.Documentation and Support|outline">Documentation and Support</text:a></text:p>
          <text:p text:style-name="P5"><text:a xlink:type="simple" xlink:href="#0.0.0.Where to get more information on Jaybird|outline">Where to get more information on Jaybird</text:a></text:p>
          <text:p text:style-name="P5"><text:a xlink:type="simple" xlink:href="#0.0.0.Where to get help|outline">Where to get help</text:a></text:p>
          <text:p text:style-name="P5"><text:a xlink:type="simple" xlink:href="#0.0.0.Reporting Bugs|outline">Reporting Bugs</text:a></text:p>
          <text:p text:style-name="P5"><text:a xlink:type="simple" xlink:href="#0.0.0.Corrections/Additions To Release Notes|outline">Corrections/Additions To Release Notes</text:a></text:p>
        </text:index-body>
      </text:table-of-content>
      <text:p text:style-name="Text_20_body"/>
      <text:h text:style-name="Heading_20_2" text:outline-level="2">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supports Firebird 1.0.x, Firebird 1.5 and Firebird 2.0 SuperServer and Classic regardless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text:p>
      <text:p text:style-name="Text_20_body">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3.0</text:p>
            </table:table-cell>
            <table:table-cell table:style-name="Table2.A1" office:value-type="string">
              <text:p text:style-name="Text_20_body">Driver passed complete JDBC compatibility test suite, though some features are not implemented. It is not officially JDBC compliant, because of high certification costs.</text:p>
            </table:table-cell>
          </table:table-row>
        </table:table-header-rows>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2">
              <text:list-item>
                <text:p text:style-name="P6"><text:span text:style-name="Source_20_Text">ConnectionPoolDataSource</text:span> implementation provides connection and prepared statement pooling.</text:p>
              </text:list-item>
              <text:list-item>
                <text:p text:style-name="P6"><text:span text:style-name="Source_20_Text">DataSource</text:span> implementation provides seamless integration with major web and application servers.</text:p>
              </text:list-item>
              <text:list-item>
                <text:p text:style-name="P6"><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MBean to manage Firebird server and installed databases via JMX agent.</text:p>
          </table:table-cell>
        </table:table-row>
      </table:table>
      <text:h text:style-name="Heading_20_3" text:outline-level="3"/>
      <text:h text:style-name="Heading_20_2" text:outline-level="2">What's new in Jaybird 2.1</text:h>
      <text:h text:style-name="Heading_20_3" text:outline-level="3">List of bugs fixed since JayBird 2.1.0</text:h>
      <table:table table:name="Table8" table:style-name="Table8">
        <table:table-column table:style-name="Table8.A"/>
        <table:table-column table:style-name="Table8.B"/>
        <table:table-row>
          <table:table-cell table:style-name="Table8.A1" office:value-type="string">
            <text:p text:style-name="Table_20_Contents">JDBC-92</text:p>
          </table:table-cell>
          <table:table-cell table:style-name="Table8.B1" office:value-type="string">
            <text:p text:style-name="Table_20_Contents"><text:span text:style-name="Source_20_Text">DatabaseMetaData</text:span> becomes unusable when the statement that serves the result set is closed.</text:p>
          </table:table-cell>
        </table:table-row>
        <table:table-row>
          <table:table-cell table:style-name="Table8.A2" office:value-type="string">
            <text:p text:style-name="Table_20_Contents">JDBC-87</text:p>
          </table:table-cell>
          <table:table-cell table:style-name="Table8.B2" office:value-type="string">
            <text:p text:style-name="Table_20_Contents">Backported feature of upcoming Jaybird 2.2 release that allows specifying the <text:span text:style-name="Source_20_Text">octetsAsBytes</text:span> connection property and receive <text:span text:style-name="Source_20_Text">byte[]</text:span> when using the <text:span text:style-name="Source_20_Text">ResultSet.getObject()</text:span> method</text:p>
          </table:table-cell>
        </table:table-row>
        <table:table-row>
          <table:table-cell table:style-name="Table8.A2" office:value-type="string">
            <text:p text:style-name="Table_20_Contents">JDBC-85</text:p>
          </table:table-cell>
          <table:table-cell table:style-name="Table8.B2" office:value-type="string">
            <text:p text:style-name="Table_20_Contents">Fixed returning of the error messages.</text:p>
          </table:table-cell>
        </table:table-row>
        <table:table-row>
          <table:table-cell table:style-name="Table8.A2" office:value-type="string">
            <text:p text:style-name="Table_20_Contents">-</text:p>
          </table:table-cell>
          <table:table-cell table:style-name="Table8.B2" office:value-type="string">
            <text:p text:style-name="Table_20_Contents">Bug reported in Firebird-Java group. <text:span text:style-name="Source_20_Text">ClassCastException</text:span> when obtaining <text:span text:style-name="Source_20_Text">byte[]</text:span> from BLOB fields in cached result set.</text:p>
          </table:table-cell>
        </table:table-row>
      </table:table>
      <text:p text:style-name="Text_20_body"/>
      <text:p text:style-name="Text_20_body">Jaybird 2.1 introduces following new features:</text:p>
      <text:h text:style-name="Heading_20_3" text:outline-level="3">Events</text:h>
      <text:p text:style-name="Text_20_body">Events is one of the unique features in the Firebird RDBMS and allows asynchronous notification of the applications about named events that happen in the database. The information about how to use this feature can found in free IB 6.0 documentation set as well as in The Firebird Book by Helen Borrie.</text:p>
      <text:p text:style-name="Text_20_body">The interfaces and classes for the event support can be found in <text:span text:style-name="Source_20_Text">org.firebirdsql.event</text:span> package, which includes:</text:p>
      <text:list text:style-name="L3">
        <text:list-item>
          <text:p text:style-name="P7"><text:span text:style-name="Source_20_Text">EventManager</text:span> interface to register for the synchronous and asynchronous notification about the events in the database;</text:p>
        </text:list-item>
        <text:list-item>
          <text:p text:style-name="P7"><text:span text:style-name="Source_20_Text">EventListener</text:span> interface which has to be implemented by the application that wants to participate in the asynchronous notification;</text:p>
        </text:list-item>
        <text:list-item>
          <text:p text:style-name="P7"><text:span text:style-name="Source_20_Text">DatabaseEvent</text:span> interface which represents the object that will be passed to the <text:span text:style-name="Source_20_Text">EventListener</text:span> notification method;</text:p>
        </text:list-item>
        <text:list-item>
          <text:p text:style-name="P7">Implementation of the above interfaces: <text:span text:style-name="Source_20_Text">FBEventManager</text:span> and <text:span text:style-name="Source_20_Text">FBDatabaseEvent</text:span>.</text:p>
        </text:list-item>
      </text:list>
      <text:p text:style-name="Text_20_body"><text:span text:style-name="Strong_20_Emphasis">Please note, that each instance of </text:span><text:span text:style-name="Strong_20_Emphasis"><text:span text:style-name="Source_20_Text">FBEventManager</text:span></text:span><text:span text:style-name="Strong_20_Emphasis"> will open a new socket connection to the Firebird server on the port specified by the Firebird.</text:span></text:p>
      <text:p text:style-name="Text_20_body">Similar to other <text:s/>JDBC extensions in Jaybird, the interfaces are released under the modified BSD license, the implementation of the code is released under LGPL license.</text:p>
      <text:h text:style-name="Heading_20_3" text:outline-level="3">Support for multiple JNI libraries</text:h>
      <text:p text:style-name="Text_20_body">Until this release only one client library could be loaded in the single JVM. That could be either embedded Firebird library (<text:span text:style-name="Source_20_Text">fbembed.dll</text:span>/<text:span text:style-name="Source_20_Text">libfbembed.so</text:span>), or Firebird client library (<text:span text:style-name="Source_20_Text">fbclient.dll</text:span>/<text:span text:style-name="Source_20_Text">libfbclient.so</text:span>) or Fyracle client library. This could lead to possible problems, for example, if embedded Firebird was used first, JDBC driver would access database file directly instead of using the local IPC protocol if only path to the database was specified. It was not possible to change this without restarting the JVM.</text:p>
      <text:p text:style-name="Text_20_body">Now Jaybird is able to correctly load arbitrary number of shared libraries that implement the ISC API and forward the requests correctly depending on the type of the driver being used. Note, this feature requires new JNI library (<text:span text:style-name="Source_20_Text">jaybird21.dll</text:span>/<text:span text:style-name="Source_20_Text">libjaybird21.so</text:span>)</text:p>
      <text:p text:style-name="Text_20_body"><text:span text:style-name="Strong_20_Emphasis">Note, the JNI library (jaybird21.dll/libjaybird21.so) was changed in a incompatible manner between Jaybird 2.1 beta 1 and Jaybird 2.1 RC1 releases. Please ensure to use the latest version.</text:span></text:p>
      <text:h text:style-name="Heading_20_3" text:outline-level="3">Default holdable result sets (closed ResultSet in auto-commit mode)</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new property is called:</text:p>
      <text:list text:style-name="L4">
        <text:list-item>
          <text:p text:style-name="P8"><text:span text:style-name="Source_20_Text">defaultResultSetHoldable</text:span> as connection property for JDBC URL or for <text:span text:style-name="Source_20_Text">java.sql.DriverManager</text:span> class and no or empty value should be assigned to it; it has an alias <text:span text:style-name="Source_20_Text">defaultHoldable</text:span> to simplify the typing;</text:p>
        </text:list-item>
        <text:list-item>
          <text:p text:style-name="P8"><text:span text:style-name="Source_20_Text">isc_dpb_result_set_holdable</text:span> as a DPB member;</text:p>
        </text:list-item>
        <text:list-item>
          <text:p text:style-name="P8"><text:span text:style-name="Source_20_Text">FirebirdConnectionProperties</text:span> interface was with two methods extended (the <text:span text:style-name="Source_20_Text">isDefaultResultSetHoldable()</text:span> and <text:span text:style-name="Source_20_Text">setDefaultResultSetHoldable(boolean)</text:span>) which is also reflected in the <text:span text:style-name="Source_20_Text">FBConnectionPoolDataSource</text:span> and <text:span text:style-name="Source_20_Text">FBWrappingDataSource</text:span> classes.</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text:span text:style-name="Strong_20_Emphasis">either </text:span></text:span><text:span text:style-name="Strong_20_Emphasis">closed or re-executed.</text:span></text:p>
      <text:h text:style-name="Heading_20_3" text:outline-level="3">Other features</text:h>
      <text:p text:style-name="Text_20_body"><text:span text:style-name="Source_20_Text">StatisticsManager</text:span> now provides methods to fetch statistics for the specified tables only (like the -t switch in gstat) and to provide also analysis of average record and version length.</text:p>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5">
        <text:list-item>
          <text:p text:style-name="P9">Significant refactoring of the <text:span text:style-name="Source_20_Text">org.firebirdsql.gds.*</text:span> package. Implementations of the interfaces defined in this package are now dynamically loaded from the classpath and provide possibilities to extend driver with custom code without changing the driver itself.</text:p>
        </text:list-item>
        <text:list-item>
          <text:p text:style-name="P9">JCA code was significantly changed, bringing a long awaited stability when critical errors happen into that vital part of code. There is no more so-called “fatal” errors that can cause driver to recycle connections and transactions.</text:p>
        </text:list-item>
        <text:list-item>
          <text:p text:style-name="P9">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9">Unified connection property handling in JCA, driver manager and pooling code. This solves a longstanding issue with different configuration possibilities in different modes.</text:p>
        </text:list-item>
        <text:list-item>
          <text:p text:style-name="P9">Refactorings to support JDK 5.0.</text:p>
        </text:list-item>
      </text:list>
      <text:h text:style-name="Heading_20_3" text:outline-level="3">Updatable result sets</text:h>
      <text:p text:style-name="P10">Jaybird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6">
        <text:list-item>
          <text:p text:style-name="P11">the <text:span text:style-name="Source_20_Text">SELECT</text:span> references single table;</text:p>
        </text:list-item>
        <text:list-item>
          <text:p text:style-name="P11">all columns not referenced in <text:span text:style-name="Source_20_Text">SELECT</text:span> permit <text:span text:style-name="Source_20_Text">NULL</text:span>s (otherwise <text:span text:style-name="Source_20_Text">INSERT</text:span>s will fail);</text:p>
        </text:list-item>
        <text:list-item>
          <text:p text:style-name="P11">the <text:span text:style-name="Source_20_Text">SELECT</text:span> statement does not contain <text:span text:style-name="Source_20_Text">DISTINCT</text:span> predicate, aggregate functions, joined tables or stored procedures;</text:p>
        </text:list-item>
        <text:list-item>
          <text:p text:style-name="P11">the <text:span text:style-name="Source_20_Text">SELECT</text:span> statement references all columns from the table primary key definition or an <text:span text:style-name="Source_20_Text">RDB$DB_KEY</text:span> column.</text:p>
        </text:list-item>
      </text:list>
      <text:h text:style-name="Heading_20_3" text:outline-level="3">Firebird management interfaces</text:h>
      <text:p text:style-name="Text_20_body">Jaybird provides full support of the Firebird Services API that allows Java applications to perform various server management tasks:</text:p>
      <text:list text:style-name="L7">
        <text:list-item>
          <text:p text:style-name="P12">database backup/restore on remote server; it is possible to performs metadata-only backups, switch the garbage collection during backup off, restore databases with no validity constraints or active indices, etc.</text:p>
        </text:list-item>
        <text:list-item>
          <text:p text:style-name="P12">database maintenance, e.g. database shutdown, sweep, changing the forced writes settings, changing SQL dialect of the database, shadow management, etc.</text:p>
        </text:list-item>
        <text:list-item>
          <text:p text:style-name="P12">retrieving database statistics including header page statistics, system table statistics, data page statistics and index statistics.</text:p>
        </text:list-item>
        <text:list-item>
          <text:p text:style-name="P13">user management, including adding, modifying, and deleting user accounts.</text:p>
        </text:list-item>
      </text:list>
      <text:h text:style-name="Heading_20_3" text:outline-level="3">Incompatible changes since Jaybird 1.5</text:h>
      <text:list text:style-name="L8">
        <text:list-item>
          <text:p text:style-name="P14">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14"><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14">Jaybird 1.x allowed to execute queries in auto-commit mode, loop through the obtained result set and to execute other statements through the same connection. This is no longer possible in Jaybird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10">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5"><text:span text:style-name="Source_20_Text">FirebirdDriver</text:span></text:p>
          </table:table-cell>
          <table:table-cell table:style-name="Table4.B3" office:value-type="string">
            <text:p text:style-name="P16">2.0</text:p>
          </table:table-cell>
          <table:table-cell table:style-name="Table4.A2" office:value-type="string">
            <text:p text:style-name="P15"><text:span text:style-name="Source_20_Text">newConnectionProperties()</text:span></text:p>
          </table:table-cell>
          <table:table-cell table:style-name="Table4.A2" office:value-type="string">
            <text:p text:style-name="P1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5"/>
          </table:table-cell>
          <table:table-cell table:style-name="Table4.B3" office:value-type="string">
            <text:p text:style-name="P16"/>
          </table:table-cell>
          <table:table-cell table:style-name="Table4.A2" office:value-type="string">
            <text:p text:style-name="P15"><text:span text:style-name="Source_20_Text">connect(FirebirdConnectionProperties)</text:span></text:p>
          </table:table-cell>
          <table:table-cell table:style-name="Table4.A2" office:value-type="string">
            <text:p text:style-name="P15">Connect to the Firebird database using the specified connection properties.</text:p>
          </table:table-cell>
        </table:table-row>
        <table:table-row>
          <table:table-cell table:style-name="Table4.A2" office:value-type="string">
            <text:p text:style-name="P15"><text:span text:style-name="Source_20_Text">FirebirdConnectionProperties</text:span></text:p>
          </table:table-cell>
          <table:table-cell table:style-name="Table4.B3" office:value-type="string">
            <text:p text:style-name="P16">2.0</text:p>
          </table:table-cell>
          <table:table-cell table:style-name="Table4.A2" office:value-type="string">
            <text:p text:style-name="P15">see <text:a xlink:type="simple" xlink:href="#2.4.JDBC connection properties|outline">JDBC connection properties</text:a> section for more details.</text:p>
          </table:table-cell>
          <table:table-cell table:style-name="Table4.A2" office:value-type="string">
            <text:p text:style-name="P15"/>
          </table:table-cell>
        </table:table-row>
        <table:table-row>
          <table:table-cell table:style-name="Table4.A2" office:value-type="string">
            <text:p text:style-name="P15"><text:span text:style-name="Source_20_Text">FirebirdConnection</text:span></text:p>
          </table:table-cell>
          <table:table-cell table:style-name="Table4.B3" office:value-type="string">
            <text:p text:style-name="P16">1.5</text:p>
          </table:table-cell>
          <table:table-cell table:style-name="Table4.A2" office:value-type="string">
            <text:p text:style-name="P15"><text:span text:style-name="Source_20_Text">createBlob()</text:span></text:p>
          </table:table-cell>
          <table:table-cell table:style-name="Table4.A2" office:value-type="string">
            <text:p text:style-name="P15">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getIscEncoding()</text:span></text:p>
          </table:table-cell>
          <table:table-cell table:style-name="Table4.A2" office:value-type="string">
            <text:p text:style-name="P15">Get connection character encoding.</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TransactionParameters(<text:line-break/> <text:s text:c="3"/>int isolationLevel<text:line-break/>)</text:span></text:p>
          </table:table-cell>
          <table:table-cell table:style-name="Table4.A2" office:value-type="string">
            <text:p text:style-name="P15">Get the TPB parameters for the specified transaction isolation level.</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createTransactionParameterBuffer()</text:span></text:p>
          </table:table-cell>
          <table:table-cell table:style-name="Table4.A2" office:value-type="string">
            <text:p text:style-name="P15">Create an empty transaction parameter buffer.</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15">Set TPB parameters for the specified transaction isolation level. The newly specified mapping is valid for the whole connection lifetime.</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setTransactionParameters(<text:line-break/> <text:s text:c="3"/>TransactionParameterBuffer tpb<text:line-break/>)</text:span></text:p>
          </table:table-cell>
          <table:table-cell table:style-name="Table4.A2" office:value-type="string">
            <text:p text:style-name="P15">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15"><text:span text:style-name="Source_20_Text">FirebirdDatabaseMetaData</text:span></text:p>
          </table:table-cell>
          <table:table-cell table:style-name="Table4.A2" office:value-type="string">
            <text:p text:style-name="P16"/>
          </table:table-cell>
          <table:table-cell table:style-name="Table4.A2" office:value-type="string">
            <text:p text:style-name="P15"><text:span text:style-name="Source_20_Text">getProcedureSourceCode(String)</text:span></text:p>
          </table:table-cell>
          <table:table-cell table:style-name="Table4.A2" office:value-type="string">
            <text:p text:style-name="P15">Get source code for the specified stored procedure name.</text:p>
          </table: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text:span text:style-name="Source_20_Text">getTriggerSourceCode(String)</text:span></text:p>
          </table:table-cell>
          <table:table-cell table:style-name="Table4.A2" office:value-type="string">
            <text:p text:style-name="P15">Get source code for the specified trigger name.</text:p>
          </table: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text:span text:style-name="Source_20_Text">getViewSourceCode(String)</text:span></text:p>
          </table:table-cell>
          <table:table-cell table:style-name="Table4.A2" office:value-type="string">
            <text:p text:style-name="P15">Get source code for the specified view name.</text:p>
          </table:table-cell>
        </table:table-row>
        <table:table-row>
          <table:table-cell table:style-name="Table4.A2" office:value-type="string">
            <text:p text:style-name="P15"><text:span text:style-name="Source_20_Text">FirebirdStatement</text:span></text:p>
          </table:table-cell>
          <table:table-cell table:style-name="Table4.A2" office:value-type="string">
            <text:p text:style-name="P16">1.5</text:p>
          </table:table-cell>
          <table:table-cell table:style-name="Table4.A2" office:value-type="string">
            <text:p text:style-name="P15"><text:span text:style-name="Source_20_Text">getInsertedRowsCount()<text:line-break/>getUpdatedRowsCount()<text:line-break/>getDeletedRowsCount()</text:span></text:p>
          </table:table-cell>
          <table:table-cell table:style-name="Table4.A2" office:value-type="string">
            <text:p text:style-name="P15">Extension that allows to get more precise information about outcome of some statement.</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hasOpenResultSet()</text:span></text:p>
          </table:table-cell>
          <table:table-cell table:style-name="Table4.A2" office:value-type="string">
            <text:p text:style-name="P15">Check if this statement has open result set. Correctly works only when auto-commit is disabled. Check method documentation for details.</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getCurrentResultSet()</text:span></text:p>
          </table:table-cell>
          <table:table-cell table:style-name="Table4.A2" office:value-type="string">
            <text:p text:style-name="P15">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isValid()</text:span></text:p>
          </table:table-cell>
          <table:table-cell table:style-name="Table4.A2" office:value-type="string">
            <text:p text:style-name="P1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LastExecutionPlan()</text:span></text:p>
          </table:table-cell>
          <table:table-cell table:style-name="Table4.A2" office:value-type="string">
            <text:p text:style-name="P15">Get execution plan for the last executed statement.</text:p>
          </table:table-cell>
        </table:table-row>
        <table:table-row>
          <table:table-cell table:style-name="Table4.A2" office:value-type="string">
            <text:p text:style-name="P15"><text:span text:style-name="Source_20_Text">FirebirdPreparedStatement</text:span></text:p>
          </table:table-cell>
          <table:table-cell table:style-name="Table4.A2" office:value-type="string">
            <text:p text:style-name="P16">2.0</text:p>
          </table:table-cell>
          <table:table-cell table:style-name="Table4.A2" office:value-type="string">
            <text:p text:style-name="P15"><text:span text:style-name="Source_20_Text">getExecutionPlan()</text:span></text:p>
          </table:table-cell>
          <table:table-cell table:style-name="Table4.A2" office:value-type="string">
            <text:p text:style-name="P15">Get the execution plan of this prepared statement.</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StatementType()</text:span></text:p>
          </table:table-cell>
          <table:table-cell table:style-name="Table4.A2" office:value-type="string">
            <text:p text:style-name="P15">Get the statement type of this prepared statement.</text:p>
          </table:table-cell>
        </table:table-row>
        <table:table-row>
          <table:table-cell table:style-name="Table4.A2" office:value-type="string">
            <text:p text:style-name="P15"><text:span text:style-name="Source_20_Text">FirebirdCallableStatement</text:span></text:p>
          </table:table-cell>
          <table:table-cell table:style-name="Table4.A2" office:value-type="string">
            <text:p text:style-name="P16">1.5</text:p>
          </table:table-cell>
          <table:table-cell table:style-name="Table4.A2" office:value-type="string">
            <text:p text:style-name="P15"><text:span text:style-name="Source_20_Text">setSelectableProcedure(<text:line-break/> <text:s text:c="3"/>boolean selectable<text:line-break/>)</text:span></text:p>
          </table:table-cell>
          <table:table-cell table:style-name="Table4.A2" office:value-type="string">
            <text:p text:style-name="P15">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5"><text:span text:style-name="Source_20_Text">FirebirdResultSet</text:span></text:p>
          </table:table-cell>
          <table:table-cell table:style-name="Table4.A2" office:value-type="string">
            <text:p text:style-name="P16">2.0</text:p>
          </table:table-cell>
          <table:table-cell table:style-name="Table4.A2" office:value-type="string">
            <text:p text:style-name="P15"><text:span text:style-name="Source_20_Text">getExecutionPlan()</text:span></text:p>
          </table:table-cell>
          <table:table-cell table:style-name="Table4.A2" office:value-type="string">
            <text:p text:style-name="P15">Get execution plan for this result set.</text:p>
          </table:table-cell>
        </table:table-row>
        <table:table-row>
          <table:table-cell table:style-name="Table4.A2" office:value-type="string">
            <text:p text:style-name="P15"><text:span text:style-name="Source_20_Text">FirebirdBlob</text:span></text:p>
          </table:table-cell>
          <table:table-cell table:style-name="Table4.A2" office:value-type="string">
            <text:p text:style-name="P16">1.5</text:p>
          </table:table-cell>
          <table:table-cell table:style-name="Table4.A2" office:value-type="string">
            <text:p text:style-name="P15"><text:span text:style-name="Source_20_Text">detach()</text:span></text:p>
          </table:table-cell>
          <table:table-cell table:style-name="Table4.A2" office:value-type="string">
            <text:p text:style-name="P15">Method “detaches” a BLOB object from the underlying result set. Lifetime of “detached” BLOB is limited by the lifetime of the connection.</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isSegmented()</text:span></text:p>
          </table:table-cell>
          <table:table-cell table:style-name="Table4.A2" office:value-type="string">
            <text:p text:style-name="P15">Check if this BLOB is segmented. Seek operation is not defined for the segmented BLOBs.</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setBinaryStream(<text:line-break/> <text:s/>long position<text:line-break/>)</text:span></text:p>
          </table:table-cell>
          <table:table-cell table:style-name="Table4.A2" office:value-type="string">
            <text:p text:style-name="P15">Opens an output stream at the specified position, allows modifying BLOB content. Due to server limitations only position 0 is supported.</text:p>
          </table:table-cell>
        </table:table-row>
        <table:table-row>
          <table:table-cell table:style-name="Table4.A2" office:value-type="string">
            <text:p text:style-name="P15"><text:span text:style-name="Source_20_Text">FirebirdBlob.BlobInputStream</text:span></text:p>
          </table:table-cell>
          <table:table-cell table:style-name="Table4.A2" office:value-type="string">
            <text:p text:style-name="P16">1.5</text:p>
          </table:table-cell>
          <table:table-cell table:style-name="Table4.A2" office:value-type="string">
            <text:p text:style-name="P15"><text:span text:style-name="Source_20_Text">getBlob()</text:span></text:p>
          </table:table-cell>
          <table:table-cell table:style-name="Table4.A2" office:value-type="string">
            <text:p text:style-name="P15">Get corresponding BLOB instance.</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seek(int position)</text:span></text:p>
          </table:table-cell>
          <table:table-cell table:style-name="Table4.A2" office:value-type="string">
            <text:p text:style-name="P15">Change the position from which BLOB content will be read, works only for stream BLOBs.</text:p>
          </table:table-cell>
        </table:table-row>
        <table:table-row>
          <table:table-cell table:style-name="Table4.A2" office:value-type="string">
            <text:p text:style-name="P15"><text:span text:style-name="Source_20_Text">FirebirdSavepoint</text:span></text:p>
          </table:table-cell>
          <table:table-cell table:style-name="Table4.A2" office:value-type="string">
            <text:p text:style-name="P16">2.0</text:p>
          </table:table-cell>
          <table:table-cell table:style-name="Table4.A2" table:number-columns-spanned="2" office:value-type="string">
            <text:p text:style-name="P15">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
          </table:table-cell>
          <table:table-cell table:style-name="Table4.A2" office:value-type="string">
            <text:p text:style-name="P15"/>
          </table:table-cell>
        </table:table-row>
      </table:table>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9">
        <text:list-item>
          <text:p text:style-name="P17"><text:span text:style-name="Source_20_Text">Jaybird-2.1.0.jar</text:span> – archive containing JCA/JDBC driver and JMX management class. It requires JCA 1.0, JTA 1.0.1, and JAAS 1.0.</text:p>
        </text:list-item>
        <text:list-item>
          <text:p text:style-name="P17"><text:span text:style-name="Source_20_Text">Jaybird-pool-2.1.0.jar</text:span> – archive contains implementation of connection pooling and statement pooling interfaces.</text:p>
        </text:list-item>
        <text:list-item>
          <text:p text:style-name="P17"><text:span text:style-name="Source_20_Text">Jaybird-full-2.1.0.jar</text:span> – merge of <text:span text:style-name="Source_20_Text">firebirdsql.jar</text:span> and <text:span text:style-name="Source_20_Text">mini-j2ee.jar</text:span>.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17"><text:span text:style-name="Source_20_Text">Jaybird-2.1.0.rar</text:span> – resource archive ready for deployment in JCA-enabled application servers.</text:p>
        </text:list-item>
        <text:list-item>
          <text:p text:style-name="P17"><text:span text:style-name="Source_20_Text">lib/jaas.jar</text:span> – archive containing JAAS 1.0 classes.</text:p>
        </text:list-item>
        <text:list-item>
          <text:p text:style-name="P17"><text:span text:style-name="Source_20_Text">lib/log4j-core.jar</text:span> – archive containing core Log4J classes that provide a possibility to log into the file.</text:p>
        </text:list-item>
        <text:list-item>
          <text:p text:style-name="P17"><text:span text:style-name="Source_20_Text">lib/mini-j2ee.jar</text:span> – archive containing JCA 1.0, JTA 1.0.1 and JDBC 2.0 Optional Package classes.</text:p>
        </text:list-item>
        <text:list-item>
          <text:p text:style-name="P17"><text:span text:style-name="Source_20_Text">jaybird21.dll</text:span> – Windows version of the JNI library for Type 2 and Embedded Server drivers.</text:p>
        </text:list-item>
        <text:list-item>
          <text:p text:style-name="P18"><text:span text:style-name="Source_20_Text">libjaybird21.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19">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ype of the driver to use. Possible values are:</text:p>
            <text:list text:style-name="L10">
              <text:list-item>
                <text:p text:style-name="P20"><text:span text:style-name="Source_20_Text">PURE_JAVA</text:span> or <text:span text:style-name="Source_20_Text">TYPE4</text:span> for type 4 JDBC driver </text:p>
              </text:list-item>
              <text:list-item>
                <text:p text:style-name="P20"><text:span text:style-name="Source_20_Text">NATIVE</text:span> or <text:span text:style-name="Source_20_Text">TYPE2</text:span> for type 2 JDBC driver </text:p>
              </text:list-item>
              <text:list-item>
                <text:p text:style-name="P21"><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text:span text:style-name="Source_20_Text">defaultResultSetHoldabl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Default transaction isolation level. All newly created connections will have this isolation level. One of:</text:p>
            <text:list text:style-name="L11">
              <text:list-item>
                <text:p text:style-name="P22"><text:span text:style-name="Source_20_Text">TRANSACTION_READ_COMMITTED</text:span> </text:p>
              </text:list-item>
              <text:list-item>
                <text:p text:style-name="P22"><text:span text:style-name="Source_20_Text">TRANSACTION_REPEATABLE_READ</text:span> </text:p>
              </text:list-item>
              <text:list-item>
                <text:p text:style-name="P23"><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16"><text:span text:style-name="Source_20_Text">getNonStandardProperty(String)</text:span></text:p>
          </table:table-cell>
          <table:table-cell table:style-name="Table6.A2" office:value-type="string">
            <text:p text:style-name="P16">+</text:p>
            <text:p text:style-name="P16"><text:span text:style-name="Source_20_Text">setNonStandardProperty(String)</text:span></text:p>
            <text:p text:style-name="P16"><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Heading_20_2" text:outline-level="2">Using Type 2 and Embedded Server driver</text:h>
      <text:p text:style-name="P10">Jaybird 2.1 provides type 2 JDBC driver that uses native client library to connect to the databases. Additionally Jaybird 2.1 can use embedded version of Firebird relational database allowing to create Java applications that does not require separate server setup.</text:p>
      <text:p text:style-name="P10">However type 2 driver has also limitations:</text:p>
      <text:list text:style-name="L12">
        <text:list-item>
          <text:p text:style-name="P24">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list-item>
        <text:list-item>
          <text:p text:style-name="P24"><text:span text:style-name="T1">Current implementation of the JNI library allows that either client library or embedded server library is loaded into memory. The first library being loaded wins, attempt to load 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p text:style-name="Text_20_body"><text:span text:style-name="Strong_20_Emphasis">Please note that Jaybird 2.1 provides update to the JNI libraries to support new features. It is not compatible with JNI library for Jaybird 2.0.</text:span></text:p>
      <text:list text:style-name="L13">
        <text:list-item>
          <text:p text:style-name="P25"><text:span text:style-name="Source_20_Text">jaybird21.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5"><text:span text:style-name="Source_20_Text">libjaybird21.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5">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4">
        <text:list-item>
          <text:p text:style-name="P26"><text:span text:style-name="Source_20_Text">FIREBIRD</text:span> environment variable.</text:p>
        </text:list-item>
        <text:list-item>
          <text:p text:style-name="P26"><text:span text:style-name="Source_20_Text">RootDirectory</text:span> parameter in the <text:span text:style-name="Source_20_Text">firebird.conf</text:span> file.</text:p>
        </text:list-item>
        <text:list-item>
          <text:p text:style-name="P26">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10">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5">
        <text:list-item>
          <text:p text:style-name="P27"><text:span text:style-name="Source_20_Text">java.sql.Array</text:span> data type is not yet supported.</text:p>
        </text:list-item>
        <text:list-item>
          <text:p text:style-name="P27"><text:span text:style-name="Source_20_Text">java.sql.Blob</text:span> does not implement following methods:</text:p>
          <text:list>
            <text:list-item>
              <text:p text:style-name="P27"><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27"><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27"><text:span text:style-name="Source_20_Text">java.sql.Clob</text:span> data type is not yet supported.</text:p>
        </text:list-item>
        <text:list-item>
          <text:p text:style-name="P27"><text:span text:style-name="Source_20_Text">java.sql.Connection</text:span></text:p>
          <text:list>
            <text:list-item>
              <text:p text:style-name="P27"><text:span text:style-name="Source_20_Text">getCatalog()</text:span> and <text:span text:style-name="Source_20_Text">setCatalog(String)</text:span> are not supported by Firebird server.</text:p>
            </text:list-item>
            <text:list-item>
              <text:p text:style-name="P27"><text:span text:style-name="Source_20_Text">getTypeMap()</text:span> and <text:span text:style-name="Source_20_Text">setTypeMap(Map)</text:span> are not supported.</text:p>
            </text:list-item>
            <text:list-item>
              <text:p text:style-name="P27"><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27"><text:span text:style-name="Source_20_Text">java.sql.PreparedStatement</text:span></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f </text:span>data type is not supported by Firebird server.</text:p>
        </text:list-item>
        <text:list-item>
          <text:p text:style-name="P27"><text:span text:style-name="Source_20_Text">java.sql.SQLData</text:span> data type is not supported by Firebird server.</text:p>
        </text:list-item>
        <text:list-item>
          <text:p text:style-name="P27"><text:span text:style-name="Source_20_Text">java.sql.SQLInput</text:span> is not supported.</text:p>
        </text:list-item>
        <text:list-item>
          <text:p text:style-name="P27"><text:span text:style-name="Source_20_Text">java.sql.SQLOutput</text:span> is not supported.</text:p>
        </text:list-item>
        <text:list-item>
          <text:p text:style-name="P27"><text:span text:style-name="Source_20_Text">java.sql.Statement</text:span></text:p>
          <text:list>
            <text:list-item>
              <text:p text:style-name="P27"><text:span text:style-name="Source_20_Text">cancel()</text:span> is not supported by Firebird server.</text:p>
            </text:list-item>
            <text:list-item>
              <text:p text:style-name="P27"><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27"><text:span text:style-name="Source_20_Text">getGeneratedKeys()</text:span> is not implemented because server does not support this feature yet. As soon as support for this feature is available, driver will be updated.</text:p>
            </text:list-item>
          </text:list>
        </text:list-item>
        <text:list-item>
          <text:p text:style-name="P27"><text:span text:style-name="Source_20_Text">java.sql.Struct</text:span> data type is not supported by server.</text:p>
        </text:list-item>
      </text:list>
      <text:p text:style-name="Text_20_body">The following methods are implemented, but deviate from the specification:</text:p>
      <text:list text:style-name="L15">
        <text:list-item text:start-value="1">
          <text:p text:style-name="P27"><text:span text:style-name="Source_20_Text">java.sql.Statement</text:span> </text:p>
          <text:list>
            <text:list-item>
              <text:p text:style-name="P27"><text:span text:style-name="Source_20_Text">get/setMaxFieldSize</text:span> does nothing, Firebird server does not support this feature.</text:p>
            </text:list-item>
            <text:list-item>
              <text:p text:style-name="P27"><text:span text:style-name="Source_20_Text">get/setQueryTimeout</text:span> does nothing, Firebird server does not support this feature.</text:p>
            </text:list-item>
          </text:list>
        </text:list-item>
        <text:list-item>
          <text:p text:style-name="P27"><text:span text:style-name="Source_20_Text">java.sql.PreparedStatement</text:span> </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sultSetMetaData</text:span> </text:p>
          <text:list>
            <text:list-item>
              <text:p text:style-name="P27"><text:span text:style-name="Source_20_Text">isReadOnly()</text:span> always returns false </text:p>
            </text:list-item>
            <text:list-item>
              <text:p text:style-name="P27"><text:span text:style-name="Source_20_Text">isWritable()</text:span> always returns true </text:p>
            </text:list-item>
            <text:list-item>
              <text:p text:style-name="P28"><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Connection pooling with Jaybird</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9">...</text:p>
          </table:table-cell>
        </table:table-row>
      </table:table>
      <text:p text:style-name="P10">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9"><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9"><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9"><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9"><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9"><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9"><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9"><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30">Runtime Pool Properties</text:p>
      <text:p text:style-name="P1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10">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10">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6">
              <text:list-item>
                <text:p text:style-name="P31">When physical connection is added to the pool – <text:span text:style-name="Source_20_Text">DEBUG</text:span></text:p>
              </text:list-item>
              <text:list-item>
                <text:p text:style-name="P31">When a maximum pool capacity is reached – <text:span text:style-name="Source_20_Text">DEBUG</text:span></text:p>
              </text:list-item>
              <text:list-item>
                <text:p text:style-name="P31">When connection is obtained from pool – <text:span text:style-name="Source_20_Text">DEBUG</text:span></text:p>
              </text:list-item>
              <text:list-item>
                <text:p text:style-name="P31">When connection is released back to pool – <text:span text:style-name="Source_20_Text">DEBUG</text:span></text:p>
              </text:list-item>
              <text:list-item>
                <text:p text:style-name="P31">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7">
              <text:list-item>
                <text:p text:style-name="P32">Connection is allocated from the pool – <text:span text:style-name="Source_20_Text">DEBUG</text:span></text:p>
              </text:list-item>
              <text:list-item>
                <text:p text:style-name="P32">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8">
              <text:list-item>
                <text:p text:style-name="P33">When a statement is prepared – <text:span text:style-name="Source_20_Text">INFO</text:span></text:p>
              </text:list-item>
              <text:list-item>
                <text:p text:style-name="P33">When statement cache is cleaned – <text:span text:style-name="Source_20_Text">INFO</text:span></text:p>
              </text:list-item>
              <text:list-item>
                <text:p text:style-name="P33">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9">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10">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10">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7-23T10:39:52</meta:creation-date>
    <dc:date>2006-12-20T23:04:36</dc:date>
    <meta:print-date>2004-08-15T12:55:32</meta:print-date>
    <dc:language>en-US</dc:language>
    <meta:editing-cycles>149</meta:editing-cycles>
    <meta:editing-duration>P3DT9H13M21S</meta:editing-duration>
    <meta:user-defined meta:name="Info 1"/>
    <meta:user-defined meta:name="Info 2"/>
    <meta:user-defined meta:name="Info 3"/>
    <meta:user-defined meta:name="Info 4"/>
    <meta:document-statistic meta:table-count="10" meta:image-count="0" meta:object-count="0" meta:page-count="20" meta:paragraph-count="585" meta:word-count="6470" meta:character-count="44598"/>
  </office:meta>
</office:document-meta>
</file>